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25in" table:align="margins"/>
    </style:style>
    <style:style style:name="Table1.A" style:family="table-column">
      <style:table-column-properties style:column-width="3.3125in" style:rel-column-width="32767*"/>
    </style:style>
    <style:style style:name="Table1.B" style:family="table-column">
      <style:table-column-properties style:column-width="3.3125in" style:rel-column-width="32768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625in" table:align="margins"/>
    </style:style>
    <style:style style:name="Table2.A" style:family="table-column">
      <style:table-column-properties style:column-width="4.6875in" style:rel-column-width="6750*"/>
    </style:style>
    <style:style style:name="Table2.B" style:family="table-column">
      <style:table-column-properties style:column-width="1.9375in" style:rel-column-width="2790*"/>
    </style:style>
    <style:style style:name="Table2.A1" style:family="table-cell">
      <style:table-cell-properties fo:padding="0.0382in" fo:border="none"/>
    </style:style>
    <style:style style:name="P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fo:background-color="transparent"/>
    </style:style>
    <style:style style:name="P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fo:background-color="transparent"/>
      <style:text-properties officeooo:paragraph-rsid="00351ed2"/>
    </style:style>
    <style:style style:name="P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fo:background-color="transparent"/>
      <style:text-properties officeooo:paragraph-rsid="00353ef0"/>
    </style:style>
    <style:style style:name="P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end" style:justify-single-word="false" fo:text-indent="0.25in" style:auto-text-indent="false" fo:background-color="transparent"/>
      <style:text-properties officeooo:paragraph-rsid="0035980b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end" style:justify-single-word="false" fo:text-indent="0.25in" style:auto-text-indent="false" fo:background-color="transparent"/>
      <style:text-properties officeooo:paragraph-rsid="00381152"/>
    </style:style>
    <style:style style:name="P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fo:background-color="transparent"/>
      <style:text-properties officeooo:rsid="003a7ee9" officeooo:paragraph-rsid="003a7ee9"/>
    </style:style>
    <style:style style:name="P7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officeooo:paragraph-rsid="00353ef0"/>
    </style:style>
    <style:style style:name="P8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officeooo:paragraph-rsid="003c3838"/>
    </style:style>
    <style:style style:name="P9" style:family="paragraph" style:parent-style-name="Heading" style:master-page-name="">
      <loext:graphic-properties draw:fill="none"/>
      <style:paragraph-properties fo:margin-left="0in" fo:margin-right="0in" fo:margin-top="0.1665in" fo:margin-bottom="0.0835in" style:contextual-spacing="false" fo:text-indent="0.4366in" style:auto-text-indent="false" style:page-number="auto" fo:break-before="page" fo:background-color="transparent" fo:keep-with-next="always">
        <style:tab-stops>
          <style:tab-stop style:position="0.4374in"/>
        </style:tab-stops>
      </style:paragraph-properties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fo:background-color="transparent"/>
      <style:text-properties style:use-window-font-color="true" loext:opacity="0%" fo:font-size="14pt" officeooo:paragraph-rsid="0035980b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officeooo:rsid="00353ef0" officeooo:paragraph-rsid="00353ef0"/>
    </style:style>
    <style:style style:name="P12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fo:font-weight="bold" officeooo:paragraph-rsid="0040a91b" style:font-weight-asian="bold" style:font-weight-complex="bold"/>
    </style:style>
    <style:style style:name="P13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fo:font-weight="bold" officeooo:rsid="003c9ba9" officeooo:paragraph-rsid="0041cc8c" style:font-weight-asian="bold" style:font-weight-complex="bold"/>
    </style:style>
    <style:style style:name="P14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fo:font-weight="bold" officeooo:rsid="0049aed2" officeooo:paragraph-rsid="0040a91b" style:font-weight-asian="bold" style:font-weight-complex="bold"/>
    </style:style>
    <style:style style:name="P15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fo:font-weight="bold" officeooo:rsid="00446103" officeooo:paragraph-rsid="0040a91b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fo:font-weight="bold" officeooo:rsid="0040a91b" officeooo:paragraph-rsid="0040a91b" style:font-weight-asian="bold" style:font-weight-complex="bold"/>
    </style:style>
    <style:style style:name="P17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officeooo:paragraph-rsid="0040a91b"/>
    </style:style>
    <style:style style:name="P18" style:family="paragraph" style:parent-style-name="Text_20_body" style:master-page-name="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style:page-number="auto" fo:background-color="transparent"/>
      <style:text-properties officeooo:paragraph-rsid="0040a91b"/>
    </style:style>
    <style:style style:name="P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353ef0" officeooo:paragraph-rsid="0040a91b"/>
    </style:style>
    <style:style style:name="P20" style:family="paragraph" style:parent-style-name="Text_20_body">
      <loext:graphic-properties draw:fill="none"/>
      <style:paragraph-properties fo:margin-left="0.25in" fo:margin-right="0.0618in" fo:margin-top="0in" fo:margin-bottom="0.0972in" style:contextual-spacing="false" fo:line-height="115%" fo:text-indent="0.1866in" style:auto-text-indent="false" fo:background-color="transparent">
        <style:tab-stops>
          <style:tab-stop style:position="0.0626in"/>
        </style:tab-stops>
      </style:paragraph-properties>
      <style:text-properties officeooo:paragraph-rsid="0041cc8c"/>
    </style:style>
    <style:style style:name="P21" style:family="paragraph" style:parent-style-name="Text_20_body" style:master-page-name="">
      <loext:graphic-properties draw:fill="none"/>
      <style:paragraph-properties fo:margin-left="0.5in" fo:margin-right="0in" fo:margin-top="0.1665in" fo:margin-bottom="0.0835in" style:contextual-spacing="false" fo:line-height="115%" fo:text-indent="-0.3752in" style:auto-text-indent="false" style:page-number="auto" fo:background-color="transparent">
        <style:tab-stops>
          <style:tab-stop style:position="0.4374in"/>
        </style:tab-stops>
      </style:paragraph-properties>
      <style:text-properties officeooo:rsid="0041cc8c" officeooo:paragraph-rsid="0041cc8c"/>
    </style:style>
    <style:style style:name="P22" style:family="paragraph" style:parent-style-name="Text_20_body">
      <loext:graphic-properties draw:fill="none"/>
      <style:paragraph-properties fo:margin-left="0.5in" fo:margin-right="0in" fo:margin-top="0.1665in" fo:margin-bottom="0.0835in" style:contextual-spacing="false" fo:line-height="115%" fo:text-indent="-0.3752in" style:auto-text-indent="false" fo:background-color="transparent">
        <style:tab-stops>
          <style:tab-stop style:position="0.4374in"/>
        </style:tab-stops>
      </style:paragraph-properties>
      <style:text-properties officeooo:rsid="0041cc8c" officeooo:paragraph-rsid="0041cc8c"/>
    </style:style>
    <style:style style:name="P23" style:family="paragraph" style:parent-style-name="Text_20_body">
      <loext:graphic-properties draw:fill="none"/>
      <style:paragraph-properties fo:margin-left="0.5in" fo:margin-right="0in" fo:margin-top="0.1665in" fo:margin-bottom="0.0835in" style:contextual-spacing="false" fo:line-height="115%" fo:text-indent="-0.3752in" style:auto-text-indent="false" fo:background-color="transparent">
        <style:tab-stops>
          <style:tab-stop style:position="0.4374in"/>
        </style:tab-stops>
      </style:paragraph-properties>
      <style:text-properties officeooo:rsid="0041cc8c" officeooo:paragraph-rsid="00458039"/>
    </style:style>
    <style:style style:name="P24" style:family="paragraph" style:parent-style-name="Text_20_body" style:master-page-name="">
      <loext:graphic-properties draw:fill="none"/>
      <style:paragraph-properties fo:margin-left="0.3154in" fo:margin-right="0in" fo:margin-top="0.1665in" fo:margin-bottom="0.0835in" style:contextual-spacing="false" fo:line-height="115%" fo:text-indent="0.0984in" style:auto-text-indent="false" style:page-number="auto" fo:background-color="transparent">
        <style:tab-stops>
          <style:tab-stop style:position="0.4374in"/>
        </style:tab-stops>
      </style:paragraph-properties>
      <style:text-properties officeooo:rsid="00424a61" officeooo:paragraph-rsid="00424a61"/>
    </style:style>
    <style:style style:name="P25" style:family="paragraph" style:parent-style-name="Text_20_body" style:master-page-name="">
      <loext:graphic-properties draw:fill="none"/>
      <style:paragraph-properties fo:margin-left="0.3154in" fo:margin-right="0in" fo:margin-top="0.1665in" fo:margin-bottom="0.0835in" style:contextual-spacing="false" fo:line-height="115%" fo:text-indent="0.1181in" style:auto-text-indent="false" style:page-number="auto" fo:background-color="transparent">
        <style:tab-stops>
          <style:tab-stop style:position="0.4374in"/>
        </style:tab-stops>
      </style:paragraph-properties>
      <style:text-properties officeooo:rsid="0043f0fd" officeooo:paragraph-rsid="0043f0fd"/>
    </style:style>
    <style:style style:name="P26" style:family="paragraph" style:parent-style-name="Text_20_body" style:master-page-name="">
      <loext:graphic-properties draw:fill="none"/>
      <style:paragraph-properties fo:margin-left="0.3154in" fo:margin-right="0in" fo:margin-top="0.1665in" fo:margin-bottom="0.0835in" style:contextual-spacing="false" fo:line-height="115%" fo:text-indent="0.1181in" style:auto-text-indent="false" style:page-number="auto" fo:background-color="transparent">
        <style:tab-stops>
          <style:tab-stop style:position="0.4374in"/>
        </style:tab-stops>
      </style:paragraph-properties>
      <style:text-properties officeooo:paragraph-rsid="0044c180"/>
    </style:style>
    <style:style style:name="P27" style:family="paragraph">
      <loext:graphic-properties draw:fill-color="#eeeeee"/>
    </style:style>
    <style:style style:name="T1" style:family="text">
      <style:text-properties officeooo:rsid="0018b2f4"/>
    </style:style>
    <style:style style:name="T2" style:family="text">
      <style:text-properties officeooo:rsid="001bd20b"/>
    </style:style>
    <style:style style:name="T3" style:family="text">
      <style:text-properties officeooo:rsid="001daab3"/>
    </style:style>
    <style:style style:name="T4" style:family="text">
      <style:text-properties officeooo:rsid="001e59b1"/>
    </style:style>
    <style:style style:name="T5" style:family="text">
      <style:text-properties officeooo:rsid="002032a3"/>
    </style:style>
    <style:style style:name="T6" style:family="text">
      <style:text-properties officeooo:rsid="00247010"/>
    </style:style>
    <style:style style:name="T7" style:family="text">
      <style:text-properties officeooo:rsid="0025043c"/>
    </style:style>
    <style:style style:name="T8" style:family="text">
      <style:text-properties officeooo:rsid="0025d9e3"/>
    </style:style>
    <style:style style:name="T9" style:family="text">
      <style:text-properties officeooo:rsid="00279170"/>
    </style:style>
    <style:style style:name="T10" style:family="text">
      <style:text-properties officeooo:rsid="00286a76"/>
    </style:style>
    <style:style style:name="T11" style:family="text">
      <style:text-properties officeooo:rsid="0028e69b"/>
    </style:style>
    <style:style style:name="T12" style:family="text">
      <style:text-properties officeooo:rsid="002a3a9f"/>
    </style:style>
    <style:style style:name="T13" style:family="text">
      <style:text-properties officeooo:rsid="002bb9b4"/>
    </style:style>
    <style:style style:name="T14" style:family="text">
      <style:text-properties officeooo:rsid="002d09b7"/>
    </style:style>
    <style:style style:name="T15" style:family="text">
      <style:text-properties officeooo:rsid="0032bf39"/>
    </style:style>
    <style:style style:name="T16" style:family="text">
      <style:text-properties officeooo:rsid="0033988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0325a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5043c" style:font-weight-asian="normal" style:font-weight-complex="normal"/>
    </style:style>
    <style:style style:name="T21" style:family="text">
      <style:text-properties fo:font-weight="normal" officeooo:rsid="00286a76" style:font-weight-asian="normal" style:font-weight-complex="normal"/>
    </style:style>
    <style:style style:name="T22" style:family="text">
      <style:text-properties fo:font-weight="normal" officeooo:rsid="003d7678" style:font-weight-asian="normal" style:font-weight-complex="normal"/>
    </style:style>
    <style:style style:name="T23" style:family="text">
      <style:text-properties fo:font-weight="normal" officeooo:rsid="0040a91b" style:font-weight-asian="normal" style:font-weight-complex="normal"/>
    </style:style>
    <style:style style:name="T24" style:family="text">
      <style:text-properties fo:font-weight="normal" officeooo:rsid="0043f0fd" style:font-weight-asian="normal" style:font-weight-complex="normal"/>
    </style:style>
    <style:style style:name="T25" style:family="text">
      <style:text-properties officeooo:rsid="00351ed2"/>
    </style:style>
    <style:style style:name="T26" style:family="text">
      <style:text-properties officeooo:rsid="00353ef0"/>
    </style:style>
    <style:style style:name="T27" style:family="text">
      <style:text-properties officeooo:rsid="003663a3"/>
    </style:style>
    <style:style style:name="T28" style:family="text">
      <style:text-properties officeooo:rsid="0039dce5"/>
    </style:style>
    <style:style style:name="T29" style:family="text">
      <style:text-properties officeooo:rsid="003a46ef"/>
    </style:style>
    <style:style style:name="T30" style:family="text">
      <style:text-properties officeooo:rsid="003a7ee9"/>
    </style:style>
    <style:style style:name="T31" style:family="text">
      <style:text-properties officeooo:rsid="003c3838"/>
    </style:style>
    <style:style style:name="T32" style:family="text">
      <style:text-properties officeooo:rsid="003eff3a"/>
    </style:style>
    <style:style style:name="T33" style:family="text">
      <style:text-properties fo:language="en" fo:country="US"/>
    </style:style>
    <style:style style:name="T34" style:family="text">
      <style:text-properties fo:language="en" fo:country="US" fo:font-weight="normal" style:font-weight-asian="normal" style:font-weight-complex="normal"/>
    </style:style>
    <style:style style:name="T35" style:family="text">
      <style:text-properties fo:language="en" fo:country="US" fo:font-weight="normal" officeooo:rsid="0049e5ef" style:font-weight-asian="normal" style:font-weight-complex="normal"/>
    </style:style>
    <style:style style:name="T36" style:family="text">
      <style:text-properties fo:language="en" fo:country="US" fo:font-weight="normal" officeooo:rsid="004a5a0a" style:font-weight-asian="normal" style:font-weight-complex="normal"/>
    </style:style>
    <style:style style:name="T37" style:family="text">
      <style:text-properties fo:language="en" fo:country="US" fo:font-weight="normal" officeooo:rsid="00482cf8" style:font-weight-asian="normal" style:font-weight-complex="normal"/>
    </style:style>
    <style:style style:name="T38" style:family="text">
      <style:text-properties fo:language="en" fo:country="US" officeooo:rsid="00417c23"/>
    </style:style>
    <style:style style:name="T39" style:family="text">
      <style:text-properties fo:language="en" fo:country="US" officeooo:rsid="0042ffc5"/>
    </style:style>
    <style:style style:name="T40" style:family="text">
      <style:text-properties fo:language="en" fo:country="US" fo:font-weight="bold" officeooo:rsid="0042ffc5" style:font-weight-asian="bold" style:font-weight-complex="bold"/>
    </style:style>
    <style:style style:name="T41" style:family="text">
      <style:text-properties fo:language="en" fo:country="US" officeooo:rsid="00445524"/>
    </style:style>
    <style:style style:name="T42" style:family="text">
      <style:text-properties fo:language="en" fo:country="US" officeooo:rsid="004a5a0a"/>
    </style:style>
    <style:style style:name="T43" style:family="text">
      <style:text-properties fo:language="en" fo:country="US" officeooo:rsid="004797bb"/>
    </style:style>
    <style:style style:name="T44" style:family="text">
      <style:text-properties fo:language="en" fo:country="US" officeooo:rsid="00461f8f"/>
    </style:style>
    <style:style style:name="T45" style:family="text">
      <style:text-properties officeooo:rsid="0040325a"/>
    </style:style>
    <style:style style:name="T46" style:family="text">
      <style:text-properties officeooo:rsid="00417c23"/>
    </style:style>
    <style:style style:name="T47" style:family="text">
      <style:text-properties officeooo:rsid="0040a91b"/>
    </style:style>
    <style:style style:name="T48" style:family="text">
      <style:text-properties officeooo:rsid="0041cc8c"/>
    </style:style>
    <style:style style:name="T49" style:family="text">
      <style:text-properties officeooo:rsid="00424a61"/>
    </style:style>
    <style:style style:name="T50" style:family="text">
      <style:text-properties officeooo:rsid="004309d8"/>
    </style:style>
    <style:style style:name="T51" style:family="text">
      <style:text-properties officeooo:rsid="0043222a"/>
    </style:style>
    <style:style style:name="T52" style:family="text">
      <style:text-properties officeooo:rsid="0043f0fd"/>
    </style:style>
    <style:style style:name="T53" style:family="text">
      <style:text-properties officeooo:rsid="0044c180"/>
    </style:style>
    <style:style style:name="T54" style:family="text">
      <style:text-properties officeooo:rsid="00458039"/>
    </style:style>
    <style:style style:name="T55" style:family="text">
      <style:text-properties officeooo:rsid="0045ed7b"/>
    </style:style>
    <style:style style:name="T56" style:family="text">
      <style:text-properties officeooo:rsid="00478945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officeooo:rsid="00497208"/>
    </style:style>
    <style:style style:name="gr1" style:family="graphic">
      <style:graphic-properties draw:stroke="none" draw:fill-color="#eeeeee" draw:textarea-horizontal-align="justify" draw:textarea-vertical-align="middle" draw:auto-grow-height="false" fo:min-height="0.8126in" fo:min-width="8.8425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387767093984">
          <table:table-cell table:style-name="Table1.A1" office:value-type="string">
            <text:p text:style-name="P10"><draw:custom-shape text:anchor-type="paragraph" draw:z-index="0" draw:name="Shape1" draw:style-name="gr1" draw:text-style-name="P27" svg:width="8.8425in" svg:height="0.813in" svg:x="-2.7598in" svg:y="-0.2244in"><text:p/><draw:enhanced-geometry svg:viewBox="0 0 21600 21600" draw:mirror-vertical="true" draw:type="rectangle" draw:enhanced-path="M 0 0 L 21600 0 21600 21600 0 21600 0 0 Z N"/></draw:custom-shape><text:span text:style-name="T1">Junior </text:span><text:span text:style-name="T32">D</text:span><text:span text:style-name="T1">ev</text:span><text:span text:style-name="T32">O</text:span><text:span text:style-name="T1">ps</text:span></text:p>
          </table:table-cell>
          <table:table-cell table:style-name="Table1.A1" office:value-type="string">
            <text:p text:style-name="P4">Michael Prokopenko</text:p>
            <text:p text:style-name="P4">Male, 32</text:p>
            <text:p text:style-name="P5"><text:a xlink:type="simple" xlink:href="https://www.linkedin.com/in/ligzer" text:style-name="Internet_20_link" text:visited-style-name="Visited_20_Internet_20_Link">linkedin.com/in/ligzer</text:a></text:p>
            <text:p text:style-name="P4"><text:a xlink:type="simple" xlink:href="mailto:mike.pro@alexsupport.org" text:style-name="Internet_20_link" text:visited-style-name="Visited_20_Internet_20_Link"><text:span text:style-name="T27">mike.pro</text:span></text:a><text:a xlink:type="simple" xlink:href="mailto:mike.pro@alexsupport.org" text:style-name="Internet_20_link" text:visited-style-name="Visited_20_Internet_20_Link">@alexsupport.org</text:a></text:p>
            <text:p text:style-name="P4"><text:a xlink:type="simple" xlink:href="https://t.me/ligzer" text:style-name="Internet_20_link" text:visited-style-name="Visited_20_Internet_20_Link">t.me/ligzer</text:a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94387714018480">
          <table:table-cell table:style-name="Table2.A1" office:value-type="string">
            <text:p text:style-name="P20">I worked for 4 years in Bauman Moscow Statement University as system <text:span text:style-name="T2">and network</text:span> administrator.<text:span text:style-name="T5"> </text:span><text:span text:style-name="T2">For next </text:span><text:span text:style-name="T3">1</text:span><text:span text:style-name="T48">1</text:span><text:span text:style-name="T3"> years i worked in little</text:span><text:span text:style-name="T29"> </text:span><text:span text:style-name="T3">company, grown up from it-department of restaurant </text:span><text:span text:style-name="T4">manag</text:span><text:span text:style-name="T6">e</text:span><text:span text:style-name="T4">ment</text:span><text:span text:style-name="T3"> company.</text:span></text:p>
          </table:table-cell>
          <table:table-cell table:style-name="Table2.A1" office:value-type="string">
            <text:p text:style-name="P13">Language:<text:line-break/><text:span text:style-name="T19">English </text:span><text:span text:style-name="T22">text – B2<text:line-break/>English speech – A2<text:line-break/></text:span><text:span text:style-name="T19">Russian – native</text:span></text:p>
          </table:table-cell>
        </table:table-row>
      </table:table>
      <text:p text:style-name="P3"/>
      <text:p text:style-name="P18"><text:span text:style-name="T18">Responsive</text:span><text:span text:style-name="T45"> – </text:span><text:span text:style-name="T46">I like help people’s. I’m getting s</text:span><text:span text:style-name="T33">atisfied, </text:span><text:span text:style-name="T38">when my help </text:span><text:span text:style-name="T39">make someone life easy.</text:span></text:p>
      <text:p text:style-name="P17"><text:span text:style-name="T40">Empathy</text:span><text:span text:style-name="T39"> – </text:span><text:span text:style-name="T41">in wide meaning, without splitting to feelings and thoughts. </text:span><text:span text:style-name="T42">I</text:span><text:span text:style-name="T41">t’s about someone experience of work with me or with result</text:span><text:span text:style-name="T42">s</text:span><text:span text:style-name="T41"> of my work. </text:span><text:span text:style-name="T43">It’s make me feel very excited, w</text:span><text:span text:style-name="T44">hen peoples even on short track begin interact understanding with half-word and not </text:span><text:span text:style-name="T43">interferencing</text:span><text:span text:style-name="T44"> </text:span><text:span text:style-name="T43">with </text:span><text:span text:style-name="T44">each other</text:span><text:span text:style-name="T43">.</text:span></text:p>
      <text:p text:style-name="P15"><text:span text:style-name="T41">S</text:span><text:span text:style-name="T33">tress Resistance</text:span><text:span text:style-name="T34"> – peoples say so. To say the truth it’s requires efforts.</text:span></text:p>
      <text:p text:style-name="P15"><text:span text:style-name="T43">M</text:span><text:span text:style-name="T33">eticulous</text:span><text:span text:style-name="T34"> – </text:span><text:span text:style-name="T37">I like to find any minor bugs, mistakes, problems and fix or report them.</text:span></text:p>
      <text:p text:style-name="P14"><text:span text:style-name="T33">Self-sufficiency</text:span><text:span text:style-name="T34"> – </text:span><text:span text:style-name="T35">first </text:span><text:span text:style-name="T36">I’ll</text:span><text:span text:style-name="T35"> sort out the question or problem </text:span><text:span text:style-name="T36">and try resolve it by my own.</text:span></text:p>
      <text:p text:style-name="P14"><text:span text:style-name="T36"/></text:p>
      <text:p text:style-name="P16"><text:span text:style-name="T34">Stacks:</text:span></text:p>
      <text:p text:style-name="P8"><text:span text:style-name="T17">DevOps:<text:line-break/></text:span><text:span text:style-name="T8">GitLab CI/</text:span><text:span text:style-name="T14">Vagrant/</text:span><text:span text:style-name="T26">A</text:span><text:span text:style-name="T14">nsible/</text:span><text:span text:style-name="T10">Proxmox/</text:span><text:span text:style-name="T31">ESXi</text:span><text:span text:style-name="T10">/SQL/</text:span><text:span text:style-name="T8">Sentry/</text:span><text:span text:style-name="T11">Systemd/</text:span><text:span text:style-name="T12">Docker/</text:span><text:span text:style-name="T26">Zabbix</text:span></text:p>
      <text:p text:style-name="P7"><text:span text:style-name="T17">Linux:<text:line-break/></text:span><text:span text:style-name="T24">Gentoo/Debian/Alpine/CentOS/ArchLinux</text:span><text:span text:style-name="T17"><text:line-break/></text:span><text:span text:style-name="T23">bash/zsh/</text:span><text:span text:style-name="T12">nginx</text:span>/lvm/<text:span text:style-name="T11">mraid/</text:span><text:span text:style-name="T13">iptables/</text:span><text:span text:style-name="T54">a</text:span><text:span text:style-name="T52">sterisk</text:span></text:p>
      <text:p text:style-name="P11"><text:span text:style-name="T17">Network management:<text:line-break/></text:span>Mikrotik/<text:span text:style-name="T50">VPN/routing</text:span></text:p>
      <text:p text:style-name="P12"><text:span text:style-name="T47">Smth else:<text:line-break/></text:span><text:span text:style-name="T19">Python, C++, </text:span><text:span text:style-name="T23">js</text:span></text:p>
      <text:p text:style-name="P19"/>
      <text:p text:style-name="P9">Experience:</text:p>
      <text:p text:style-name="P21">2008-2011 Bauman Moscow Statement University<text:line-break/><text:span text:style-name="T58">System and Network Administrator</text:span></text:p>
      <text:p text:style-name="P25">Some maybe-interesting things I have done in this time: I used linux-based system for mass cloning windows system image. Also multitranslation VNC, as replacement of projector.</text:p>
      <text:p text:style-name="P22"/>
      <text:p text:style-name="P22">2011-2013 Mallina<text:span text:style-name="T49">(Reastraunt company)</text:span><text:line-break/>IT – manager, <text:span text:style-name="T49">system and network administrator,</text:span> <text:span text:style-name="T49">developer.</text:span></text:p>
      <text:p text:style-name="P24">In our it-department was two employees. <text:span text:style-name="T50">We serviced six restaurants and one office. </text:span><text:span text:style-name="T51">Main job is system and network administration, </text:span><text:span text:style-name="T53">also</text:span><text:span text:style-name="T51"> overhead jobs, episodically programming. </text:span><text:span text:style-name="T52">We begin using Asterisk, </text:span><text:span text:style-name="T53">with simple rules, ingtegrated sql and bash scripts for ruling it.</text:span></text:p>
      <text:p text:style-name="P23"/>
      <text:p text:style-name="P23">2013-now<text:span text:style-name="T49">a</text:span>days <text:span text:style-name="T49">Noname company<text:line-break/></text:span>IT – manager, <text:span text:style-name="T49">system and network administrator,</text:span> <text:span text:style-name="T49">developer.</text:span></text:p>
      <text:p text:style-name="P26"><text:span text:style-name="T53">It wasn’t changing of job, just our it-department begun work independent</text:span><text:span text:style-name="T54">ly</text:span><text:span text:style-name="T53"> of main restaurant company with other’s clients(different restaurant companies). </text:span><text:span text:style-name="T54">I replaced bare-metal servers to hypervisors(</text:span><text:span text:style-name="T53"> </text:span><text:span text:style-name="T54">ESXI, and later Proxmox), configured zabbix. </text:span><text:span text:style-name="T56">In my tasks, was supporting and developing our infrastructur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0311in" fo:margin-right="0.84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7:22:58.438335732</meta:creation-date>
    <meta:editing-duration>PT2H58M51S</meta:editing-duration>
    <meta:editing-cycles>6</meta:editing-cycles>
    <meta:generator>LibreOffice/7.0.4.2$Linux_X86_64 LibreOffice_project/00$Build-2</meta:generator>
    <dc:date>2022-03-23T16:08:44.774093233</dc:date>
    <meta:document-statistic meta:table-count="2" meta:image-count="0" meta:object-count="0" meta:page-count="2" meta:paragraph-count="25" meta:word-count="307" meta:character-count="2267" meta:non-whitespace-character-count="1974"/>
  </office:meta>
</office:document-meta>
</file>